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1fbb" officeooo:paragraph-rsid="00181fbb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8e771" officeooo:paragraph-rsid="0018e771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be61c" officeooo:paragraph-rsid="001be61c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be61c" officeooo:paragraph-rsid="001f41d4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be61c" officeooo:paragraph-rsid="0022eed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e61c" officeooo:paragraph-rsid="00234ee0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f41d4" officeooo:paragraph-rsid="0022eedd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18e771"/>
    </style:style>
    <style:style style:name="P9" style:family="paragraph" style:parent-style-name="Standard">
      <style:text-properties fo:font-size="14pt" fo:font-weight="normal" officeooo:rsid="001be61c" officeooo:paragraph-rsid="0022eedd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32pt" fo:font-weight="bold" officeooo:rsid="00181fbb" officeooo:paragraph-rsid="00181fbb" style:font-size-asian="32pt" style:font-weight-asian="bold" style:font-size-complex="32pt" style:font-weight-complex="bold"/>
    </style:style>
    <style:style style:name="P11" style:family="paragraph" style:parent-style-name="Standard">
      <style:text-properties fo:font-size="13pt" fo:font-weight="bold" officeooo:rsid="0018e771" officeooo:paragraph-rsid="0018e771" style:font-size-asian="13pt" style:font-weight-asian="bold" style:font-size-complex="13pt" style:font-weight-complex="bold"/>
    </style:style>
    <style:style style:name="T1" style:family="text">
      <style:text-properties officeooo:rsid="0018a20c"/>
    </style:style>
    <style:style style:name="T2" style:family="text">
      <style:text-properties officeooo:rsid="0018e771" style:font-size-asian="12.25pt" style:font-weight-asian="bold" style:font-size-complex="14pt" style:font-weight-complex="bold"/>
    </style:style>
    <style:style style:name="T3" style:family="text">
      <style:text-properties officeooo:rsid="001be61c"/>
    </style:style>
    <style:style style:name="T4" style:family="text">
      <style:text-properties officeooo:rsid="001d678f"/>
    </style:style>
    <style:style style:name="T5" style:family="text">
      <style:text-properties officeooo:rsid="001f41d4"/>
    </style:style>
    <style:style style:name="T6" style:family="text">
      <style:text-properties officeooo:rsid="001f569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d678f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ab/><text:tab/><text:tab/><text:tab/><text:tab/><text:tab/>Tasks</text:p>
      <text:p text:style-name="P10"/>
      <text:p text:style-name="P11">[Main Task]</text:p>
      <text:p text:style-name="P1">1. Build a model to predict car prices (maximize profit for Autochek and comfortable price for <text:span text:style-name="T1">buyers</text:span>)</text:p>
      <text:p text:style-name="P1"/>
      <text:p text:style-name="P2">[Main Task break down]</text:p>
      <text:p text:style-name="P2">1. Using pandas, open all projcet related csv</text:p>
      <text:p text:style-name="P2"/>
      <text:p text:style-name="P5">(SQL Queries)</text:p>
      <text:p text:style-name="P5"/>
      <text:p text:style-name="P5"><text:tab/><text:span text:style-name="T4">[a]</text:span> (create db) --&gt; CREATE DATABASE autochekdb</text:p>
      <text:p text:style-name="P5"><text:s text:c="4"/><text:tab/><text:tab/><text:span text:style-name="T7"><text:tab/>WITH </text:span></text:p>
      <text:p text:style-name="P9"><text:s text:c="4"/><text:tab/><text:tab/><text:tab/>OWNER = postgres</text:p>
      <text:p text:style-name="P9"><text:s text:c="4"/><text:tab/><text:tab/><text:tab/>ENCODING = 'UTF8'</text:p>
      <text:p text:style-name="P9"><text:s text:c="4"/><text:tab/><text:tab/><text:tab/>LC_COLLATE = 'en_NG'</text:p>
      <text:p text:style-name="P9"><text:s text:c="4"/><text:tab/><text:tab/><text:tab/>LC_CTYPE = 'en_NG'</text:p>
      <text:p text:style-name="P9"><text:s text:c="4"/><text:tab/><text:tab/><text:tab/>TABLESPACE = pg_default</text:p>
      <text:p text:style-name="P9"><text:s text:c="4"/><text:tab/><text:tab/><text:tab/>CONNECTION LIMIT = -1;</text:p>
      <text:p text:style-name="P5"/>
      <text:p text:style-name="P5"><text:tab/><text:span text:style-name="T4">[b]</text:span> (create table bodytype) --&gt; create table bodytype (</text:p>
      <text:p text:style-name="P5"><text:tab/><text:span text:style-name="T7"><text:tab/>id int,</text:span></text:p>
      <text:p text:style-name="P9"><text:tab/><text:tab/>title varchar(255),</text:p>
      <text:p text:style-name="P9"><text:tab/><text:tab/>description varchar(255),</text:p>
      <text:p text:style-name="P9"><text:tab/> <text:s text:c="3"/>sailthru_tag varchar(255)</text:p>
      <text:p text:style-name="P5">);</text:p>
      <text:p text:style-name="P5"/>
      <text:p text:style-name="P5"><text:tab/><text:span text:style-name="T4">[c] (copy data from csv to bodytype table) --&gt; </text:span><text:span text:style-name="T8">\copy bodytype</text:span></text:p>
      <text:p text:style-name="P9"><text:tab/>FROM '/home/vcode/Documents/data science project/AutoChek Africa <text:tab/>Interview Assessment/data/docs copy/bodytype.csv'</text:p>
      <text:p text:style-name="P9"><text:tab/>DELIMITER ';'</text:p>
      <text:p text:style-name="P9"><text:tab/>CSV HEADER;</text:p>
      <text:p text:style-name="P5"/>
      <text:p text:style-name="P5"><text:span text:style-name="T4"><text:tab/>[d] </text:span>(create table categories) --&gt; create table categories (</text:p>
      <text:p text:style-name="P5"><text:tab/><text:tab/><text:span text:style-name="T7">id int,</text:span></text:p>
      <text:p text:style-name="P9"><text:tab/><text:tab/>title varchar(255),</text:p>
      <text:p text:style-name="P9"><text:tab/><text:tab/>slug varchar(255),</text:p>
      <text:p text:style-name="P9"><text:tab/> <text:s text:c="8"/>price_guide int</text:p>
      <text:p text:style-name="P5"><text:tab/>);</text:p>
      <text:p text:style-name="P5"/>
      <text:p text:style-name="P5"><text:span text:style-name="T4"><text:tab/>[</text:span><text:span text:style-name="T5">e</text:span><text:span text:style-name="T4">] (copy data from csv to categories table) --&gt; </text:span><text:span text:style-name="T8">\copy categories</text:span></text:p>
      <text:p text:style-name="P9"><text:soft-page-break/>FROM '/home/vcode/Documents/data science project/AutoChek Africa Interview Assessment/data/docs copy/categories.csv'</text:p>
      <text:p text:style-name="P9">DELIMITER ';'</text:p>
      <text:p text:style-name="P9">CSV HEADER;</text:p>
      <text:p text:style-name="P5"/>
      <text:p text:style-name="P5"><text:span text:style-name="T5"><text:tab/>[f] </text:span>(create table condition) --&gt; create table condition (</text:p>
      <text:p text:style-name="P5"><text:tab/><text:tab/><text:span text:style-name="T7">id int,</text:span></text:p>
      <text:p text:style-name="P9"><text:tab/><text:tab/>title varchar(255),</text:p>
      <text:p text:style-name="P9"><text:tab/><text:tab/><text:span text:style-name="T5">description</text:span> varchar(255),</text:p>
      <text:p text:style-name="P5"><text:tab/>);</text:p>
      <text:p text:style-name="P5"/>
      <text:p text:style-name="P5"><text:span text:style-name="T5"><text:tab/>[g</text:span><text:span text:style-name="T4">] (copy data from csv to </text:span>condition<text:span text:style-name="T4"> table) --&gt; </text:span><text:span text:style-name="T7">\copy condition </text:span></text:p>
      <text:p text:style-name="P9">FROM '/home/vcode/Documents/data science project/AutoChek Africa Interview Assessment/data/docs copy/condition.csv'</text:p>
      <text:p text:style-name="P9">DELIMITER ';'</text:p>
      <text:p text:style-name="P9">CSV HEADER;</text:p>
      <text:p text:style-name="P7"/>
      <text:p text:style-name="P7"><text:tab/>[h] <text:span text:style-name="T3">(create table listing) --&gt; create table listing (</text:span></text:p>
      <text:p text:style-name="P5"><text:tab/><text:tab/><text:span text:style-name="T7">id int,</text:span></text:p>
      <text:p text:style-name="P9"><text:tab/><text:tab/><text:span text:style-name="T6">old_</text:span>id int,</text:p>
      <text:p text:style-name="P9"><text:tab/><text:tab/>title varchar(255),</text:p>
      <text:p text:style-name="P9"><text:tab/><text:tab/><text:span text:style-name="T6">location_id</text:span> int,</text:p>
      <text:p text:style-name="P9"><text:tab/><text:tab/><text:span text:style-name="T6">listing_status_id <text:s/></text:span>int</text:p>
      <text:p text:style-name="P5"><text:tab/>);</text:p>
      <text:p text:style-name="P5"/>
      <text:p text:style-name="P5"><text:span text:style-name="T5"><text:tab/>[i</text:span><text:span text:style-name="T4">] (copy data from csv to </text:span>listing<text:span text:style-name="T4"> table) --&gt; </text:span><text:span text:style-name="T7">\copy listing </text:span></text:p>
      <text:p text:style-name="P9">FROM '/home/vcode/Documents/data science project/AutoChek Africa Interview Assessment/data/docs copy/listing.csv'</text:p>
      <text:p text:style-name="P9">DELIMITER ';'</text:p>
      <text:p text:style-name="P9">CSV HEADER;</text:p>
      <text:p text:style-name="P5"/>
      <text:p text:style-name="P5"><text:tab/><text:span text:style-name="T5">[</text:span><text:span text:style-name="T6">j</text:span><text:span text:style-name="T5">] </text:span>(create table trueprices) --&gt; create table trueprices (</text:p>
      <text:p text:style-name="P5"><text:tab/><text:tab/><text:span text:style-name="T7">id int,</text:span></text:p>
      <text:p text:style-name="P9"><text:tab/><text:tab/>make_id int,</text:p>
      <text:p text:style-name="P9"><text:tab/><text:tab/>model_id int,</text:p>
      <text:p text:style-name="P9"><text:tab/><text:tab/>series_id int,</text:p>
      <text:p text:style-name="P9"><text:tab/><text:tab/>is_verified_dealer int,</text:p>
      <text:p text:style-name="P9"><text:tab/><text:tab/>price varchar(255),</text:p>
      <text:p text:style-name="P9"><text:tab/><text:tab/>year_of_manufacture int,</text:p>
      <text:p text:style-name="P9"><text:tab/><text:tab/>domain_id int,</text:p>
      <text:p text:style-name="P9"><text:tab/><text:tab/>listing_id int,</text:p>
      <text:p text:style-name="P9"><text:tab/><text:tab/>condition_type_id <text:s/>int,</text:p>
      <text:p text:style-name="P9"><text:tab/><text:tab/>body_type_id int</text:p>
      <text:p text:style-name="P5"><text:tab/>);</text:p>
      <text:p text:style-name="P5"/>
      <text:p text:style-name="P5"><text:soft-page-break/><text:span text:style-name="T5"><text:tab/>[</text:span><text:span text:style-name="T6">k</text:span><text:span text:style-name="T4">] (copy data from csv to trueprices table) --&gt; </text:span><text:span text:style-name="T7">\copy trueprices </text:span></text:p>
      <text:p text:style-name="P9">FROM '/home/vcode/Documents/data science project/AutoChek Africa Interview Assessment/data/docs copy/trueprices.csv'</text:p>
      <text:p text:style-name="P9">DELIMITER ';'</text:p>
      <text:p text:style-name="P9">CSV HEADER;</text:p>
      <text:p text:style-name="P5"/>
      <text:p text:style-name="P2">2. Join by ID (Also use sql to join the data by their ID)</text:p>
      <text:p text:style-name="P2"/>
      <text:p text:style-name="P6">(SQL Queries)</text:p>
      <text:p text:style-name="P3"><text:tab/>select</text:p>
      <text:p text:style-name="P3"><text:tab/><text:tab/>tp.id,</text:p>
      <text:p text:style-name="P3"><text:tab/><text:tab/>tp.make_id,</text:p>
      <text:p text:style-name="P3"><text:tab/><text:tab/>tp.model_id,</text:p>
      <text:p text:style-name="P3"><text:tab/><text:tab/>tp.series_id,</text:p>
      <text:p text:style-name="P3"><text:tab/><text:tab/>tp.is_verified_dealer,</text:p>
      <text:p text:style-name="P3"><text:tab/><text:tab/>tp.price,</text:p>
      <text:p text:style-name="P3"><text:tab/><text:tab/>tp.year_of_manufacture,</text:p>
      <text:p text:style-name="P3"><text:tab/><text:tab/>l.title as listingTitle,</text:p>
      <text:p text:style-name="P3"><text:tab/><text:tab/>ct.title as conditionTitle,</text:p>
      <text:p text:style-name="P3"><text:tab/><text:tab/>bt.sailthru_tag</text:p>
      <text:p text:style-name="P3"><text:tab/><text:tab/>from trueprices tp</text:p>
      <text:p text:style-name="P3"><text:tab/><text:tab/></text:p>
      <text:p text:style-name="P3">left join listing l </text:p>
      <text:p text:style-name="P3">on tp.listing_id = l.id</text:p>
      <text:p text:style-name="P3">left join bodytype bt </text:p>
      <text:p text:style-name="P3">on tp.body_type_id = bt.id</text:p>
      <text:p text:style-name="P3">left join condition ct </text:p>
      <text:p text:style-name="P3">on tp.condition_type_id = ct.id</text:p>
      <text:p text:style-name="P3">order by id</text:p>
      <text:p text:style-name="P4"/>
      <text:p text:style-name="P4"><text:tab/></text:p>
      <text:p text:style-name="P4"/>
      <text:p text:style-name="P3"/>
      <text:p text:style-name="P2"/>
      <text:p text:style-name="P2">3. <text:s/>Clean data after join is complete</text:p>
      <text:p text:style-name="P2"/>
      <text:p text:style-name="P2">4. predict car prices</text:p>
      <text:p text:style-name="P2"/>
      <text:p text:style-name="P2">5. Evaluate performance using RMSE</text:p>
      <text:p text:style-name="P2"/>
      <text:p text:style-name="P8"><text:span text:style-name="T2">6. Build a Dashboard studio using</text:span><text:bookmark text:name="docs-internal-guid-b80fff0c-7fff-2a7c-3444-102e07ef0ae8"/><text:span text:style-name="T2"> DataStudio with the clean data to present the data analysis.</text:span></text:p>
      <text:p text:style-name="P2"/>
      <text:p text:style-name="P2">7. Write a brief report on steps taken to solve the prediction problem, findings from data analysis and result of the model.</text:p>
      <text:p text:style-name="P2"><text:soft-page-break/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02:25:39.282279083</meta:creation-date>
    <dc:date>2021-08-13T15:47:44.221743254</dc:date>
    <meta:editing-duration>PT36M49S</meta:editing-duration>
    <meta:editing-cycles>9</meta:editing-cycles>
    <meta:generator>LibreOffice/7.1.4.2$Linux_X86_64 LibreOffice_project/10$Build-2</meta:generator>
    <meta:document-statistic meta:table-count="0" meta:image-count="0" meta:object-count="0" meta:page-count="4" meta:paragraph-count="100" meta:word-count="406" meta:character-count="2997" meta:non-whitespace-character-count="2523"/>
  </office:meta>
</office:document-meta>
</file>